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1cm" fo:min-width="12.581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929cm"/>
    </style:style>
    <style:style style:name="gr4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dddddd"/>
    </style:style>
    <style:style style:name="P4" style:family="paragraph">
      <loext:graphic-properties draw:fill="none" draw:fill-color="#ffffff"/>
      <style:text-properties fo:color="#dddddd"/>
    </style:style>
    <style:style style:name="P5" style:family="paragraph">
      <loext:graphic-properties draw:fill="none" draw:fill-color="#ffffff"/>
    </style:style>
    <style:style style:name="T1" style:family="text">
      <style:text-properties fo:color="#dddddd"/>
    </style:style>
    <style:style style:name="T2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6.35cm" svg:x="1.762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1.524cm" svg:x="2.143cm" svg:y="2.27cm">
          <text:p text:style-name="P2">button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1.524cm" svg:x="9.382cm" svg:y="2.27cm">
          <text:p text:style-name="P2">action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29cm" svg:height="1.524cm" svg:x="10.652cm" svg:y="6.334cm">
          <text:p text:style-name="P2">closu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99cm" svg:y1="3.032cm" svg:x2="9.382cm" svg:y2="3.032cm" draw:start-shape="id1" draw:start-glue-point="1" draw:end-shape="id2" draw:end-glue-point="3" svg:d="M5699 3032h3683" svg:viewBox="0 0 3684 1">
          <text:p/>
        </draw:connector>
        <draw:frame draw:style-name="gr5" draw:text-style-name="P4" draw:layer="layout" svg:width="2.54cm" svg:height="0.962cm" draw:transform="rotate (1.5707963267949) translate (5.826cm 5.699cm)">
          <draw:text-box>
            <text:p text:style-name="P3"><text:span text:style-name="T1">clicked</text:span></text:p>
          </draw:text-box>
        </draw:frame>
        <draw:frame draw:style-name="gr5" draw:text-style-name="P4" draw:layer="layout" svg:width="2.54cm" svg:height="0.962cm" draw:transform="rotate (1.5707963267949) translate (8.293cm 5.445cm)">
          <draw:text-box>
            <text:p text:style-name="P3"><text:span text:style-name="T1">trigger</text:span></text:p>
          </draw:text-box>
        </draw:frame>
        <draw:connector draw:style-name="gr4" draw:text-style-name="P1" draw:layer="layout" draw:type="line" svg:x1="11.16cm" svg:y1="3.794cm" svg:x2="12.366cm" svg:y2="6.334cm" draw:start-shape="id2" draw:end-shape="id3" svg:d="M11160 3794l1206 2540" svg:viewBox="0 0 1207 2541">
          <text:p/>
        </draw:connector>
        <draw:frame draw:style-name="gr6" draw:text-style-name="P5" draw:layer="layout" svg:width="3.048cm" svg:height="0.962cm" svg:x="11.541cm" svg:y="3.921cm">
          <draw:text-box>
            <text:p><text:span text:style-name="T2">trigge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6:47:07.869848750</meta:creation-date>
    <dc:date>2017-11-08T16:52:14.611259777</dc:date>
    <meta:editing-duration>PT5M7S</meta:editing-duration>
    <meta:editing-cycles>1</meta:editing-cycles>
    <meta:document-statistic meta:object-count="9"/>
    <meta:generator>LibreOffice/5.3.7.2.0$Linux_X86_64 LibreOffice_project/30m0$Build-2</meta:generator>
  </office:meta>
</office:document-meta>
</file>